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C00000129809708001D601405.png" manifest:media-type="image/png"/>
  <manifest:file-entry manifest:full-path="Pictures/10000201000003B6000003B87D61F22351B394BE.png" manifest:media-type="image/png"/>
  <manifest:file-entry manifest:full-path="Pictures/100000000000019C000001299C0C326D9571C9E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textarea-horizontal-align="justify" draw:textarea-vertical-align="middle" draw:auto-grow-height="false" fo:min-height="8.807cm" fo:min-width="0.1cm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543cm, 10.696cm, 12.724cm, 12.518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3.489cm, 23.277cm, 0cm)" draw:image-opacity="100%" style:mirror="non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462cm, 23.489cm, 10.485cm, -0.275cm)" draw:image-opacity="100%" style:mirror="none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98cm, 8.699cm, 3.259cm, 1.001cm)" draw:image-opacity="100%" style:mirror="horizontal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98cm, 8.699cm, 3.259cm, 1.001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0.9cm" svg:height="7.857cm" svg:x="2.4cm" svg:y="4cm">
          <draw:image xlink:href="Pictures/100000000000019C00000129809708001D601405.png" xlink:type="simple" xlink:show="embed" xlink:actuate="onLoad" loext:mime-type="image/png">
            <text:p/>
          </draw:image>
        </draw:frame>
        <draw:frame draw:style-name="gr2" draw:text-style-name="P1" draw:layer="layout" svg:width="10.9cm" svg:height="7.857cm" svg:x="13.7cm" svg:y="4cm">
          <draw:image xlink:href="Pictures/100000000000019C00000129809708001D601405.png" xlink:type="simple" xlink:show="embed" xlink:actuate="onLoad" loext:mime-type="image/png">
            <text:p/>
          </draw:image>
        </draw:frame>
        <draw:custom-shape draw:style-name="gr3" draw:text-style-name="P2" draw:layer="layout" svg:width="0.6cm" svg:height="9.057cm" svg:x="13.2cm" svg:y="2.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6cm" svg:height="1.6cm" svg:x="15.8cm" svg:y="8.2cm">
          <draw:image xlink:href="Pictures/10000201000003B6000003B87D61F22351B394BE.png" xlink:type="simple" xlink:show="embed" xlink:actuate="onLoad" loext:mime-type="image/png">
            <text:p/>
          </draw:image>
        </draw:frame>
        <draw:frame draw:style-name="gr4" draw:text-style-name="P1" draw:layer="layout" svg:width="1.6cm" svg:height="1.6cm" svg:x="7.2cm" svg:y="6.4cm">
          <draw:image xlink:href="Pictures/10000201000003B6000003B87D61F22351B394BE.png" xlink:type="simple" xlink:show="embed" xlink:actuate="onLoad" loext:mime-type="image/png">
            <text:p/>
          </draw:image>
        </draw:frame>
        <draw:frame draw:style-name="gr5" draw:text-style-name="P1" draw:layer="layout" svg:width="1.4cm" svg:height="1.625cm" svg:x="17.2cm" svg:y="6.2cm">
          <draw:image xlink:href="Pictures/10000201000003B6000003B87D61F22351B394BE.png" xlink:type="simple" xlink:show="embed" xlink:actuate="onLoad" loext:mime-type="image/png">
            <text:p/>
          </draw:image>
        </draw:frame>
        <draw:frame draw:style-name="gr6" draw:text-style-name="P1" draw:layer="layout" svg:width="1.399cm" svg:height="1.632cm" svg:x="9.4cm" svg:y="7.2cm">
          <draw:image xlink:href="Pictures/10000201000003B6000003B87D61F22351B394BE.png" xlink:type="simple" xlink:show="embed" xlink:actuate="onLoad" loext:mime-type="image/png">
            <text:p/>
          </draw:image>
        </draw:frame>
        <draw:frame draw:style-name="gr7" draw:text-style-name="P1" draw:layer="layout" svg:width="0.799cm" svg:height="0.932cm" svg:x="23.801cm" svg:y="2.868cm">
          <draw:image xlink:href="Pictures/100000000000019C000001299C0C326D9571C9EE.png" xlink:type="simple" xlink:show="embed" xlink:actuate="onLoad" loext:mime-type="image/png">
            <text:p/>
          </draw:image>
        </draw:frame>
        <draw:frame draw:style-name="gr8" draw:text-style-name="P1" draw:layer="layout" svg:width="0.799cm" svg:height="0.932cm" svg:x="2.399cm" svg:y="2.868cm">
          <draw:image xlink:href="Pictures/100000000000019C000001299C0C326D9571C9EE.png" xlink:type="simple" xlink:show="embed" xlink:actuate="onLoad" loext:mime-type="image/png">
            <text:p/>
          </draw:image>
        </draw:frame>
        <draw:line draw:style-name="gr9" draw:text-style-name="P1" draw:layer="layout" svg:x1="3.6cm" svg:y1="3.2cm" svg:x2="13cm" svg:y2="3.2cm">
          <text:p/>
        </draw:line>
        <draw:line draw:style-name="gr9" draw:text-style-name="P1" draw:layer="layout" svg:x1="23.4cm" svg:y1="3.2cm" svg:x2="14cm" svg:y2="3.2cm">
          <text:p/>
        </draw:line>
        <draw:line draw:style-name="gr9" draw:text-style-name="P1" draw:layer="layout" svg:x1="5cm" svg:y1="8cm" svg:x2="7cm" svg:y2="8cm">
          <text:p/>
        </draw:line>
        <draw:line draw:style-name="gr9" draw:text-style-name="P1" draw:layer="layout" svg:x1="7cm" svg:y1="7.6cm" svg:x2="7cm" svg:y2="6.2cm">
          <text:p/>
        </draw:line>
        <draw:line draw:style-name="gr9" draw:text-style-name="P1" draw:layer="layout" svg:x1="7.8cm" svg:y1="6cm" svg:x2="9.6cm" svg:y2="6cm">
          <text:p/>
        </draw:line>
        <draw:line draw:style-name="gr9" draw:text-style-name="P1" draw:layer="layout" svg:x1="9.2cm" svg:y1="6.6cm" svg:x2="9.2cm" svg:y2="10cm">
          <text:p/>
        </draw:line>
        <draw:line draw:style-name="gr9" draw:text-style-name="P1" draw:layer="layout" svg:x1="9.2cm" svg:y1="10.2cm" svg:x2="11.6cm" svg:y2="10.2cm">
          <text:p/>
        </draw:line>
        <draw:line draw:style-name="gr9" draw:text-style-name="P1" draw:layer="layout" svg:x1="11.6cm" svg:y1="9.8cm" svg:x2="11.6cm" svg:y2="5.4cm">
          <text:p/>
        </draw:line>
        <draw:line draw:style-name="gr9" draw:text-style-name="P1" draw:layer="layout" svg:x1="21.8cm" svg:y1="8.2cm" svg:x2="15.4cm" svg:y2="8.2cm">
          <text:p/>
        </draw:line>
        <draw:line draw:style-name="gr9" draw:text-style-name="P1" draw:layer="layout" svg:x1="15.4cm" svg:y1="7.8cm" svg:x2="15.4cm" svg:y2="5.2cm">
          <text:p/>
        </draw:lin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1T15:50:42.682000000</meta:creation-date>
    <meta:editing-duration>PT4M49S</meta:editing-duration>
    <meta:editing-cycles>2</meta:editing-cycles>
    <meta:generator>LibreOffice/6.1.0.3$Windows_X86_64 LibreOffice_project/efb621ed25068d70781dc026f7e9c5187a4decd1</meta:generator>
    <dc:date>2020-04-11T16:05:40.045000000</dc:date>
    <meta:document-statistic meta:object-count="42"/>
  </office:meta>
</office:document-meta>
</file>